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line-height="150%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text-properties style:font-name="Times New Roman" fo:font-size="14pt" fo:language="en" fo:country="US" style:font-size-asian="14pt" style:font-name-complex="Times New Roman1"/>
    </style:style>
    <style:style style:name="P4" style:family="paragraph" style:parent-style-name="Frame_20_contents">
      <style:text-properties style:font-name="Times New Roman" fo:font-size="14pt" fo:language="en" fo:country="US" style:font-size-asian="14pt" style:font-name-complex="Times New Roman1" style:font-size-complex="14pt"/>
    </style:style>
    <style:style style:name="P5" style:family="paragraph" style:parent-style-name="Frame_20_contents">
      <style:paragraph-properties fo:line-height="150%"/>
      <style:text-properties style:font-name="Times New Roman" fo:font-size="14pt" fo:language="en" fo:country="US" style:font-size-asian="14pt" style:font-name-complex="Times New Roman1"/>
    </style:style>
    <style:style style:name="P6" style:family="paragraph" style:parent-style-name="List_20_Paragraph" style:list-style-name="WWNum47">
      <style:paragraph-properties fo:line-height="150%" fo:text-align="justify" style:justify-single-word="false"/>
      <style:text-properties officeooo:paragraph-rsid="0000a0f9"/>
    </style:style>
    <style:style style:name="P7" style:family="paragraph" style:parent-style-name="List_20_Paragraph" style:list-style-name="WWNum49">
      <style:paragraph-properties fo:line-height="150%"/>
      <style:text-properties officeooo:paragraph-rsid="0000a0f9"/>
    </style:style>
    <style:style style:name="P8" style:family="paragraph" style:parent-style-name="List_20_Paragraph" style:list-style-name="WWNum50">
      <style:paragraph-properties fo:line-height="150%"/>
      <style:text-properties officeooo:paragraph-rsid="0000a0f9"/>
    </style:style>
    <style:style style:name="P9" style:family="paragraph" style:parent-style-name="Standard" style:list-style-name="">
      <style:paragraph-properties fo:line-height="150%" fo:text-align="center" style:justify-single-word="false"/>
      <style:text-properties officeooo:paragraph-rsid="0000a0f9"/>
    </style:style>
    <style:style style:name="P10" style:family="paragraph" style:parent-style-name="Standard" style:list-style-name="WWNum48">
      <style:paragraph-properties fo:line-height="150%" fo:text-align="justify" style:justify-single-word="false"/>
      <style:text-properties officeooo:paragraph-rsid="0000a0f9"/>
    </style:style>
    <style:style style:name="P11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fo:color="#242729" style:font-name="Times New Roman" fo:font-size="10pt" officeooo:paragraph-rsid="0000a0f9" fo:background-color="#eff0f1" style:font-size-asian="10pt" style:font-name-complex="Times New Roman1" style:font-size-complex="10pt"/>
    </style:style>
    <style:style style:name="P12" style:family="paragraph" style:parent-style-name="Standard">
      <style:paragraph-properties fo:margin-left="0.635cm" fo:margin-right="0cm" fo:line-height="150%" fo:text-indent="0cm" style:auto-text-indent="false"/>
      <style:text-properties fo:color="#242729" style:font-name="Times New Roman" fo:font-size="11.5pt" officeooo:paragraph-rsid="0000a0f9" fo:background-color="#ffffff" style:font-size-asian="11.5pt" style:font-name-complex="Times New Roman1" style:font-size-complex="11.5pt"/>
    </style:style>
    <style:style style:name="P13" style:family="paragraph" style:parent-style-name="Standard">
      <style:paragraph-properties fo:margin-left="0.635cm" fo:margin-right="0cm" fo:line-height="150%" fo:text-indent="0cm" style:auto-text-indent="false"/>
      <style:text-properties style:font-name="Times New Roman" fo:font-size="14pt" fo:font-weight="bold" officeooo:paragraph-rsid="0000a0f9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.635cm" fo:margin-right="0cm" fo:line-height="150%" fo:text-indent="0cm" style:auto-text-indent="false"/>
      <style:text-properties style:font-name="Times New Roman" fo:font-size="14pt" officeooo:paragraph-rsid="0000a0f9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0a0f9"/>
    </style:style>
    <style:style style:name="P16" style:family="paragraph" style:parent-style-name="Standard">
      <style:paragraph-properties fo:margin-left="0cm" fo:margin-right="0cm" fo:line-height="150%" fo:text-indent="1.251cm" style:auto-text-indent="false"/>
      <style:text-properties officeooo:paragraph-rsid="0000a0f9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00a0f9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officeooo:paragraph-rsid="0000a0f9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paragraph-rsid="0000a0f9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font-weight="bold" officeooo:paragraph-rsid="0000a0f9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0.635cm" fo:margin-right="0cm" fo:line-height="150%" fo:text-align="justify" style:justify-single-word="false" fo:text-indent="1.251cm" style:auto-text-indent="false"/>
      <style:text-properties style:font-name="Times New Roman" fo:font-size="14pt" fo:font-weight="bold" officeooo:paragraph-rsid="0000a0f9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.635cm" fo:margin-right="0cm" fo:line-height="150%" fo:text-indent="1.251cm" style:auto-text-indent="false"/>
      <style:text-properties style:font-name="Times New Roman" fo:font-size="14pt" fo:font-weight="bold" officeooo:paragraph-rsid="0000a0f9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" fo:font-size="14pt" fo:language="en" fo:country="US" style:font-size-asian="14pt" style:font-name-complex="Times New Roman1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color="#111111" style:font-name="Times New Roman" fo:font-size="14pt" fo:language="en" fo:country="US" fo:background-color="#fdfdfd" loext:char-shading-value="0" style:font-size-asian="14pt" style:font-name-complex="Times New Roman1" style:font-size-complex="14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fill="none" fo:padding-left="0.254cm" fo:padding-right="0.254cm" fo:padding-top="0.127cm" fo:padding-bottom="0.127cm" fo:border="0.99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_Toc452153814"/><text:span text:style-name="T1">2.1. Требуемые предустановки</text:span><text:bookmark-end text:name="_Toc452153814"/></text:h>
      <text:p text:style-name="P15"><text:span text:style-name="T3">В качестве рабочей операционной системы использовалась Linux, Ubuntu 14.04.</text:span></text:p>
      <text:p text:style-name="P15"><text:span text:style-name="T3">Выполним сперва установку общих зависимостей, а именно установим следующие пакеты:</text:span></text:p>
      <text:list xml:id="list1379912382940867116" text:style-name="WWNum47">
        <text:list-item>
          <text:p text:style-name="P6"><text:span text:style-name="T3">libprotobuf-dev (библиотека для буферов протокола)</text:span></text:p>
        </text:list-item>
        <text:list-item>
          <text:p text:style-name="P6"><text:span text:style-name="T3">libleveldb-dev ( LevelDB библиотека, осуществляющая интеграцию и быструю работу с ключами и значениями)</text:span></text:p>
        </text:list-item>
        <text:list-item>
          <text:p text:style-name="P6"><text:span text:style-name="T3">libsnappy-dev (быстрая библиотека для компрессии и декомпрессии)</text:span></text:p>
        </text:list-item>
        <text:list-item>
          <text:p text:style-name="P6"><text:span text:style-name="T3">libopencv-dev (библиотека OpenCV (Open Computer Vision), представляющая собой алгоритмы и код для разнообразных задач компьютерного видения)</text:span></text:p>
        </text:list-item>
        <text:list-item>
          <text:p text:style-name="P6"><text:span text:style-name="T3">libhdf5-serial-dev (библиотека, позволяющая работать с данными в формате HDF5)</text:span></text:p>
        </text:list-item>
        <text:list-item>
          <text:p text:style-name="P6"><text:span text:style-name="T3">protobuf-compiler (механизм для работы с структурированными данными, похожий на xml, но более простой и быстрый. Понимает файлы, в которых указано как должны быть организованы данные, в виде описания, и преобразует их в нужную языковую структуру. Этот пакет содержит также механизм обработки .proto файлов(содержащих описание модели), переводя их в технические файлы поддерживаемых языков)</text:span></text:p>
        </text:list-item>
        <text:list-item>
          <text:p text:style-name="P6"><text:span text:style-name="T6">libboost-all-dev(Boost </text:span><text:span text:style-name="T3">библиотеки</text:span><text:span text:style-name="T6">)</text:span></text:p>
        </text:list-item>
      </text:list>
      <text:p text:style-name="P15"><text:span text:style-name="T3">Для этого выполним в терминале следующее:</text:span></text:p>
      <text:p text:style-name="P17"><draw:frame draw:style-name="fr1" draw:name="Врезка1" text:anchor-type="char" svg:x="0.002cm" svg:y="0.319cm" svg:width="16.378cm" svg:height="2.937cm" draw:z-index="0"><draw:text-box><text:p text:style-name="P1"><text:span text:style-name="T6">$ sudo apt-get install libprotobuf-dev libleveldb-dev libsnappy-dev libopencv-dev libhdf5-serial-dev protobuf-compiler</text:span></text:p><text:p text:style-name="P1"><text:span text:style-name="T6">$ sudo apt-get install --no-install-recommends libboost-all-dev</text:span></text:p><text:p text:style-name="P2"/></draw:text-box></draw:frame></text:p>
      <text:p text:style-name="P17"/>
      <text:p text:style-name="P17"/>
      <text:p text:style-name="P17"/>
      <text:p text:style-name="P15"><text:span text:style-name="T3">Используемые команды:</text:span></text:p>
      <text:list xml:id="list5763329976857456620" text:style-name="WWNum48">
        <text:list-item>
          <text:p text:style-name="P10"><text:span text:style-name="T3">sudo — это утилита, предоставляющая привилегии root для выполнения административных операций в соответствии со своими настройками. </text:span><text:soft-page-break/><text:span text:style-name="T3">Она позволяет легко контролировать доступ к важным приложениям в системе. </text:span></text:p>
        </text:list-item>
        <text:list-item>
          <text:p text:style-name="P10"><text:span text:style-name="T3">apt-get - это мощный консольный инструмент, который работает с улучшенным инструментарием пакетов (APT) Ubuntu, выполняющий такие функции, как установка новых программных пакетов, обновление имеющихся пакетов, обновления индекса списка пакетов и даже обновление все системы Ubuntu. (Добавление “install” используется для установки пакетов).</text:span></text:p>
        </text:list-item>
      </text:list>
      <text:p text:style-name="P15"><text:span text:style-name="T3">Затем установим </text:span><text:span text:style-name="T6">CUDA</text:span><text:span text:style-name="T3"> для распараллеливания процессов между графическим и центральным процессором.</text:span></text:p>
      <text:p text:style-name="P15"><text:span text:style-name="T3">Для этого в терминале выполним следующее:</text:span></text:p>
      <text:p text:style-name="P17"><draw:frame draw:style-name="fr1" draw:name="Врезка2" text:anchor-type="char" svg:x="0.002cm" svg:y="0.263cm" svg:width="16.431cm" svg:height="11.377cm" draw:z-index="1"><draw:text-box><text:p text:style-name="P1"><text:span text:style-name="T5"># check version</text:span></text:p><text:p text:style-name="P1"><text:span text:style-name="T5">$ lspci | grep -i nvidia</text:span></text:p><text:p text:style-name="P1"><text:span text:style-name="T5">$ uname -m &amp;&amp; cat /etc/*release</text:span></text:p><text:p text:style-name="P1"><text:span text:style-name="T5">$ gcc --version</text:span></text:p><text:p text:style-name="P1"><text:span text:style-name="T5"># CUDA</text:span></text:p><text:p text:style-name="P1"><text:span text:style-name="T5">$ cd /tmp</text:span></text:p><text:p text:style-name="P1"><text:span text:style-name="T5">$ wget http://developer.download.nvidia.com/compute/cuda/repos/ubuntu1404/x86_64/cuda-repo-ubuntu1404_6.5-14_amd64.deb</text:span></text:p><text:p text:style-name="P1"><text:span text:style-name="T5">$ sudo dpkg -i cuda-repo-ubuntu1404_6.5-14_amd64.deb</text:span></text:p><text:p text:style-name="P1"><text:span text:style-name="T5">$ sudo apt-get update</text:span></text:p><text:p text:style-name="P1"><text:span text:style-name="T5">$ sudo apt-get install cuda</text:span></text:p><text:p text:style-name="P1"><text:span text:style-name="T2">$ sudo reboot</text:span></text:p><text:p text:style-name="P2"/></draw:text-box></draw:frame></text:p>
      <text:p text:style-name="P17"/>
      <text:p text:style-name="P17"/>
      <text:p text:style-name="P17"/>
      <text:p text:style-name="P17"/>
      <text:p text:style-name="P1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/>
      <text:p text:style-name="P17"/>
      <text:p text:style-name="P15"><text:span text:style-name="T3">Установка BLAS для векторных и матричных вычислений:</text:span><draw:frame draw:style-name="fr1" draw:name="Врезка3" text:anchor-type="char" svg:x="14.598cm" svg:y="0.826cm" svg:width="16.404cm" svg:height="1.984cm" draw:z-index="2"><draw:text-box><text:p text:style-name="P1"><text:span text:style-name="T5">$ sudo apt-get install libopenblas-dev</text:span></text:p></draw:text-box></draw:frame></text:p>
      <text:p text:style-name="P19"/>
      <text:p text:style-name="P19"/>
      <text:p text:style-name="P19"><text:soft-page-break/></text:p>
      <text:p text:style-name="P15"><text:span text:style-name="T3">Установка библиотеки </text:span><text:span text:style-name="T6">OpenCV</text:span><text:span text:style-name="T3"> компьютерного зрения для работы с изображениями:</text:span></text:p>
      <text:p text:style-name="P20"><draw:frame draw:style-name="fr1" draw:name="Врезка4" text:anchor-type="char" svg:x="0.002cm" svg:y="0.332cm" svg:width="17.568cm" svg:height="5.398cm" draw:z-index="3"><draw:text-box><text:p text:style-name="P1"><text:span text:style-name="T5">$ sudo apt-get install git unzip</text:span></text:p><text:p text:style-name="P1"><text:span text:style-name="T5">$ cd /tmp</text:span></text:p><text:p text:style-name="P1"><text:span text:style-name="T5">$ wget https://raw.githubusercontent.com/jayrambhia/Install-OpenCV/master/Ubuntu/2.4/opencv2_4_9.sh</text:span></text:p><text:p text:style-name="P1"><text:span text:style-name="T5">$ sudo chmod +x opencv2_4_9.sh</text:span></text:p><text:p text:style-name="P1"><text:span text:style-name="T5">$ ./opencv2_4_9.sh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6"><text:span text:style-name="T6">Python</text:span><text:span text:style-name="T3"> для возможности построить </text:span><text:span text:style-name="T6">pytnon</text:span><text:span text:style-name="T3">-интерфейс:</text:span></text:p>
      <text:list xml:id="list1969460215406780297" text:style-name="WWNum49">
        <text:list-item>
          <text:p text:style-name="P7"><text:span text:style-name="T6">python-dev (</text:span><text:span text:style-name="T3">язык </text:span><text:span text:style-name="T6">Python)</text:span></text:p>
        </text:list-item>
        <text:list-item>
          <text:p text:style-name="P7"><text:span text:style-name="T6">python</text:span><text:span text:style-name="T3">-</text:span><text:span text:style-name="T6">protobuf</text:span><text:span text:style-name="T3"> (механизм по работе с индексами в </text:span><text:span text:style-name="T6">python</text:span><text:span text:style-name="T3">)</text:span></text:p>
        </text:list-item>
        <text:list-item>
          <text:p text:style-name="P7"><text:span text:style-name="T2">python-numpy (NumPy — это расширение языка Python, добавляющее поддержку больших многомерных массивов и матриц, вместе с большой библиотекой высокоуровневых математических функций для операций с этими массивами.)</text:span></text:p>
        </text:list-item>
        <text:list-item>
          <text:p text:style-name="P7"><text:span text:style-name="T6">python</text:span><text:span text:style-name="T3">-</text:span><text:span text:style-name="T6">scipy</text:span><text:span text:style-name="T3"> </text:span><text:span text:style-name="T2">(библиотека для языка программирования Python, предназначенная для выполнения научных и инженерных расчётов)</text:span></text:p>
        </text:list-item>
        <text:list-item>
          <text:p text:style-name="P7"><text:span text:style-name="T6">python</text:span><text:span text:style-name="T3">-</text:span><text:span text:style-name="T6">h</text:span><text:span text:style-name="T3">5</text:span><text:span text:style-name="T6">py</text:span><text:span text:style-name="T3"> (дополнение, обеспечивающее интерфейс для работы с данными формата </text:span><text:span text:style-name="T6">HDF</text:span><text:span text:style-name="T3">5)</text:span></text:p>
        </text:list-item>
      </text:list>
      <text:p text:style-name="P18"><draw:frame draw:style-name="fr1" draw:name="Врезка5" text:anchor-type="char" svg:x="14.651cm" svg:y="-0.016cm" svg:width="16.457cm" svg:height="4.604cm" draw:z-index="4"><draw:text-box><text:p text:style-name="P1"><text:span text:style-name="T5">sudo apt-get install python-dev</text:span></text:p><text:p text:style-name="P1"><text:span text:style-name="T5">sudo apt-get install python-protobuf</text:span></text:p><text:p text:style-name="P1"><text:span text:style-name="T5">sudo apt-get install python-numpy</text:span></text:p><text:p text:style-name="P1"><text:span text:style-name="T5">sudo apt-get install python-scipy</text:span></text:p><text:p text:style-name="P1"><text:span text:style-name="T5">sudo apt-get install python-h5py</text:span></text:p><text:p text:style-name="P3"/><text:p text:style-name="P3"/><text:p text:style-name="P3"/><text:p text:style-name="Frame_20_contents"/></draw:text-box></draw:frame></text:p>
      <text:p text:style-name="P18"/>
      <text:p text:style-name="P18"/>
      <text:p text:style-name="P18"/>
      <text:p text:style-name="P18"/>
      <text:p text:style-name="P18"/>
      <text:p text:style-name="P16"><text:span text:style-name="T3">Оставшиеся зависимости:</text:span></text:p>
      <text:list xml:id="list7204294562344019496" text:style-name="WWNum50">
        <text:list-item>
          <text:p text:style-name="P8"><text:span text:style-name="T3">libgflags-dev (модель флагов работы в командной строке)</text:span></text:p>
        </text:list-item>
        <text:list-item>
          <text:p text:style-name="P8"><text:span text:style-name="T6">libgoogle</text:span><text:span text:style-name="T3">-</text:span><text:span text:style-name="T6">glog</text:span><text:span text:style-name="T3">-</text:span><text:span text:style-name="T6">dev</text:span><text:span text:style-name="T3"> (библиотека по работе с логами)</text:span></text:p>
        </text:list-item>
        <text:list-item>
          <text:p text:style-name="P8"><text:soft-page-break/><text:span text:style-name="T6">liblmdb</text:span><text:span text:style-name="T3">-</text:span><text:span text:style-name="T6">dev</text:span><text:span text:style-name="T4">(библиотека по быстрой работе с памятью)</text:span></text:p>
        </text:list-item>
      </text:list>
      <text:p text:style-name="P20"><draw:frame draw:style-name="fr1" draw:name="Врезка6" text:anchor-type="char" svg:x="14.651cm" svg:y="0.423cm" svg:width="16.457cm" svg:height="1.826cm" draw:z-index="5"><draw:text-box><text:p text:style-name="P1"><text:span text:style-name="T5">sudo apt-get install libgflags-dev libgoogle-glog-dev liblmdb-dev</text:span></text:p><text:p text:style-name="Frame_20_contents"/></draw:text-box></draw:frame></text:p>
      <text:p text:style-name="P20"/>
      <text:p text:style-name="P20"/>
      <text:p text:style-name="P16"><text:span text:style-name="T3">Установка </text:span><text:span text:style-name="T6">Caffe</text:span><text:span text:style-name="T3">:</text:span><draw:frame draw:style-name="fr1" draw:name="Врезка7" text:anchor-type="char" svg:x="14.651cm" svg:y="0.857cm" svg:width="16.457cm" svg:height="3.122cm" draw:z-index="6"><draw:text-box><text:p text:style-name="P1"><text:span text:style-name="T7">$ cd Documents</text:span></text:p><text:p text:style-name="P1"><text:span text:style-name="T7">$ git clone http://github.com/BVLC/caffe-master.git</text:span></text:p><text:p text:style-name="P1"><text:span text:style-name="T7">$ cd caffe-master</text:span></text:p></draw:text-box></draw:frame></text:p>
      <text:p text:style-name="P20"/>
      <text:p text:style-name="P20"/>
      <text:p text:style-name="P13"/>
      <text:p text:style-name="P13"/>
      <text:p text:style-name="P13"/>
      <text:p text:style-name="P16"><text:span text:style-name="T3">Далее необходимо скомпилировать </text:span><text:span text:style-name="T6">Caffe</text:span><text:span text:style-name="T3">. Для этого в терминале перейдём на корневую папку библиотеки </text:span><text:span text:style-name="T6">Caffe</text:span><text:span text:style-name="T3"> и выполним компиляцию с помощью следующей команды:</text:span></text:p>
      <text:p text:style-name="P20"><draw:frame draw:style-name="fr1" draw:name="Врезка8" text:anchor-type="char" svg:x="14.624cm" svg:y="0.016cm" svg:width="16.431cm" svg:height="3.122cm" draw:z-index="7"><draw:text-box><text:p text:style-name="P1"><text:span text:style-name="T7">$ cd Documents</text:span></text:p><text:p text:style-name="P1"><text:span text:style-name="T7">$ cd caffe-master</text:span></text:p><text:p text:style-name="P1"><text:span text:style-name="T7">$ make all</text:span></text:p><text:p text:style-name="P1"/></draw:text-box></draw:frame></text:p>
      <text:p text:style-name="P22"/>
      <text:p text:style-name="P22"/>
      <text:p text:style-name="P22"/>
      <text:p text:style-name="P16"><text:span text:style-name="T3">После успешной компиляции запускаем следующее для проверки правильности установки, а так же запускаем тесты:</text:span></text:p>
      <text:p text:style-name="P18"><draw:frame draw:style-name="fr1" draw:name="Врезка9" text:anchor-type="char" svg:x="14.624cm" svg:y="0.012cm" svg:width="16.431cm" svg:height="1.879cm" draw:z-index="8"><draw:text-box><text:p text:style-name="P1"><text:span text:style-name="T7">$ make test</text:span></text:p><text:p text:style-name="P1"><text:span text:style-name="T7">$ make runtest</text:span></text:p><text:p text:style-name="P1"/></draw:text-box></draw:frame></text:p>
      <text:p text:style-name="P22"/>
      <text:p text:style-name="P22"/>
      <text:p text:style-name="P16"><text:span text:style-name="T3">Для использования </text:span><text:span text:style-name="T6">python</text:span><text:span text:style-name="T3"> интерфейса выполним установку:</text:span><draw:frame draw:style-name="fr1" draw:name="Врезка10" text:anchor-type="char" svg:x="14.651cm" svg:y="0.857cm" svg:width="16.457cm" svg:height="2.858cm" draw:z-index="9"><draw:text-box><text:p text:style-name="P1"><text:span text:style-name="T7">$ sudo apt-get install python-protobuf</text:span></text:p><text:p text:style-name="P1"><text:span text:style-name="T7">$ for req in $(cat requirements.txt); do</text:span></text:p><text:p text:style-name="P1"><text:span text:style-name="T7">sudo pip install $req; done</text:span></text:p><text:p text:style-name="P1"/></draw:text-box></draw:frame></text:p>
      <text:p text:style-name="P18"/>
      <text:p text:style-name="P18"/>
      <text:p text:style-name="P18"/>
      <text:p text:style-name="P18"/>
      <text:p text:style-name="P16"><text:span text:style-name="T3">Аналогично компилируем интерфейс для </text:span><text:span text:style-name="T6">python</text:span><text:span text:style-name="T3"> и проверяем тестами:</text:span><draw:frame draw:style-name="fr1" draw:name="Врезка11" text:anchor-type="char" svg:x="14.651cm" svg:y="0.857cm" svg:width="16.457cm" svg:height="2.011cm" draw:z-index="10"><draw:text-box><text:p text:style-name="P1"><text:span text:style-name="T7">$ make pycaffe</text:span></text:p><text:p text:style-name="P1"><text:span text:style-name="T7">$ make pytest</text:span></text:p><text:p text:style-name="P1"/></draw:text-box></draw:frame></text:p>
      <text:p text:style-name="P20"/>
      <text:p text:style-name="P22"/>
      <text:p text:style-name="P22"><text:soft-page-break/></text:p>
      <text:p text:style-name="P16"><text:span text:style-name="T3">Затем установим дополнительные библиотеки, которые будут использоваться в конечной программе на </text:span><text:span text:style-name="T6">python</text:span><text:span text:style-name="T3">, для этого перезапишем файлы для </text:span><text:span text:style-name="T6">python</text:span><text:span text:style-name="T3">:</text:span></text:p>
      <text:p text:style-name="P18"><draw:frame draw:style-name="fr1" draw:name="Врезка12" text:anchor-type="char" svg:x="14.624cm" svg:y="0cm" svg:width="16.431cm" svg:height="1.138cm" draw:z-index="11"><draw:text-box><text:p text:style-name="P1"><text:span text:style-name="T5">$ sudo apt-get install python-dev</text:span></text:p><text:p text:style-name="P4"/><text:p text:style-name="P5"/><text:p text:style-name="P1"><text:span text:style-name="T7"><text:s/></text:span></text:p><text:p text:style-name="P1"/></draw:text-box></draw:frame></text:p>
      <text:p text:style-name="P18"/>
      <text:p text:style-name="P16"><text:span text:style-name="T3">Для модуля, используемого для разработки графического интерфейса использовалась библиотека </text:span><text:span text:style-name="T6">Tkinter</text:span><text:span text:style-name="T3">, установим её компоненты:</text:span><draw:frame draw:style-name="fr1" draw:name="Врезка13" text:anchor-type="char" svg:x="14.624cm" svg:y="1.685cm" svg:width="16.431cm" svg:height="1.376cm" draw:z-index="12"><draw:text-box><text:p text:style-name="P1"><text:span text:style-name="T7">$ sudo </text:span><text:span text:style-name="T5">apt-get install python-tk</text:span></text:p><text:p text:style-name="P1"><text:span text:style-name="T7"><text:s/></text:span></text:p><text:p text:style-name="P1"/></draw:text-box></draw:frame></text:p>
      <text:p text:style-name="P14"/>
      <text:p text:style-name="P14"/>
      <text:p text:style-name="P16"><text:span text:style-name="T3">Установим модуль для работы с комплексными математическими вычислениями </text:span><text:span text:style-name="T6">Numpy</text:span><text:span text:style-name="T3">:</text:span><draw:frame draw:style-name="fr1" draw:name="Врезка14" text:anchor-type="char" svg:x="14.651cm" svg:y="1.69cm" svg:width="16.457cm" svg:height="1.217cm" draw:z-index="13"><draw:text-box><text:p text:style-name="P1"><text:span text:style-name="T7">$ </text:span><text:span text:style-name="T6">sudo apt-get install python-numpy</text:span></text:p><text:p text:style-name="P5"/><text:p text:style-name="P1"><text:span text:style-name="T7"><text:s/></text:span></text:p><text:p text:style-name="P1"/></draw:text-box></draw:frame></text:p>
      <text:p text:style-name="P18"/>
      <text:p text:style-name="P12"/>
      <text:p text:style-name="P16"><text:span text:style-name="T3">Установим </text:span><text:span text:style-name="T6">python</text:span><text:span text:style-name="T3">-модуль для работы с библиотекой </text:span><text:span text:style-name="T6">OpenCV</text:span><text:span text:style-name="T3">:</text:span><draw:frame draw:style-name="fr1" draw:name="Врезка15" text:anchor-type="char" svg:x="14.624cm" svg:y="0.841cm" svg:width="16.431cm" svg:height="1.429cm" draw:z-index="14"><draw:text-box><text:p text:style-name="P1"><text:span text:style-name="T5">$ sudo apt-get install python-opencv</text:span></text:p><text:p text:style-name="P4"/><text:p text:style-name="P5"/><text:p text:style-name="P1"><text:span text:style-name="T7"><text:s/></text:span></text:p><text:p text:style-name="P1"/></draw:text-box></draw:frame></text:p>
      <text:p text:style-name="P18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size-complex="10.5pt"/>
    </style:style>
    <style:style style:name="Frame_20_contents" style:display-name="Frame contents" style:family="paragraph" style:parent-style-name="Standard" style:default-outline-level="" style:class="extra"/>
    <style:style style:name="ListLabel_20_6" style:display-name="ListLabel 6" style:family="text">
      <style:text-properties fo:font-size="14pt" style:font-size-asian="14pt" style:font-size-complex="14pt"/>
    </style:style>
    <style:style style:name="ListLabel_20_8" style:display-name="ListLabel 8" style:family="text">
      <style:text-properties fo:font-size="10pt" style:font-name-asian="OpenSymbol1" style:font-family-asian="OpenSymbol" style:font-family-generic-asian="system" style:font-pitch-asian="variable" style:font-size-asian="10pt"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7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499cm" fo:margin-left="1.75cm"/>
        </style:list-level-properties>
        <style:text-properties style:font-name="Symbol"/>
      </text:list-level-style-bullet>
      <text:list-level-style-bullet text:level="2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2.997cm"/>
        </style:list-level-properties>
        <style:text-properties style:font-name="OpenSymbol"/>
      </text:list-level-style-bullet>
      <text:list-level-style-bullet text:level="3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4.244cm"/>
        </style:list-level-properties>
        <style:text-properties style:font-name="OpenSymbol"/>
      </text:list-level-style-bullet>
      <text:list-level-style-bullet text:level="4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5.491cm"/>
        </style:list-level-properties>
        <style:text-properties style:font-name="OpenSymbol"/>
      </text:list-level-style-bullet>
      <text:list-level-style-bullet text:level="5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6.738cm"/>
        </style:list-level-properties>
        <style:text-properties style:font-name="OpenSymbol"/>
      </text:list-level-style-bullet>
      <text:list-level-style-bullet text:level="6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7.985cm"/>
        </style:list-level-properties>
        <style:text-properties style:font-name="OpenSymbol"/>
      </text:list-level-style-bullet>
      <text:list-level-style-bullet text:level="7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9.232cm"/>
        </style:list-level-properties>
        <style:text-properties style:font-name="OpenSymbol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10.479cm"/>
        </style:list-level-properties>
        <style:text-properties style:font-name="OpenSymbol"/>
      </text:list-level-style-bullet>
      <text:list-level-style-bullet text:level="9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11.72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499cm" fo:margin-left="1.75cm"/>
        </style:list-level-properties>
        <style:text-properties style:font-name="Symbol"/>
      </text:list-level-style-bullet>
      <text:list-level-style-bullet text:level="2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2.997cm"/>
        </style:list-level-properties>
        <style:text-properties style:font-name="OpenSymbol"/>
      </text:list-level-style-bullet>
      <text:list-level-style-bullet text:level="3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4.244cm"/>
        </style:list-level-properties>
        <style:text-properties style:font-name="OpenSymbol"/>
      </text:list-level-style-bullet>
      <text:list-level-style-bullet text:level="4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5.491cm"/>
        </style:list-level-properties>
        <style:text-properties style:font-name="OpenSymbol"/>
      </text:list-level-style-bullet>
      <text:list-level-style-bullet text:level="5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6.738cm"/>
        </style:list-level-properties>
        <style:text-properties style:font-name="OpenSymbol"/>
      </text:list-level-style-bullet>
      <text:list-level-style-bullet text:level="6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7.985cm"/>
        </style:list-level-properties>
        <style:text-properties style:font-name="OpenSymbol"/>
      </text:list-level-style-bullet>
      <text:list-level-style-bullet text:level="7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9.232cm"/>
        </style:list-level-properties>
        <style:text-properties style:font-name="OpenSymbol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10.479cm"/>
        </style:list-level-properties>
        <style:text-properties style:font-name="OpenSymbol"/>
      </text:list-level-style-bullet>
      <text:list-level-style-bullet text:level="9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11.72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499cm" fo:margin-left="1.75cm"/>
        </style:list-level-properties>
        <style:text-properties style:font-name="Symbol"/>
      </text:list-level-style-bullet>
      <text:list-level-style-bullet text:level="2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2.997cm"/>
        </style:list-level-properties>
        <style:text-properties style:font-name="OpenSymbol"/>
      </text:list-level-style-bullet>
      <text:list-level-style-bullet text:level="3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4.244cm"/>
        </style:list-level-properties>
        <style:text-properties style:font-name="OpenSymbol"/>
      </text:list-level-style-bullet>
      <text:list-level-style-bullet text:level="4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5.491cm"/>
        </style:list-level-properties>
        <style:text-properties style:font-name="OpenSymbol"/>
      </text:list-level-style-bullet>
      <text:list-level-style-bullet text:level="5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6.738cm"/>
        </style:list-level-properties>
        <style:text-properties style:font-name="OpenSymbol"/>
      </text:list-level-style-bullet>
      <text:list-level-style-bullet text:level="6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7.985cm"/>
        </style:list-level-properties>
        <style:text-properties style:font-name="OpenSymbol"/>
      </text:list-level-style-bullet>
      <text:list-level-style-bullet text:level="7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9.232cm"/>
        </style:list-level-properties>
        <style:text-properties style:font-name="OpenSymbol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10.479cm"/>
        </style:list-level-properties>
        <style:text-properties style:font-name="OpenSymbol"/>
      </text:list-level-style-bullet>
      <text:list-level-style-bullet text:level="9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11.72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499cm" fo:margin-left="1.75cm"/>
        </style:list-level-properties>
        <style:text-properties style:font-name="Symbol"/>
      </text:list-level-style-bullet>
      <text:list-level-style-bullet text:level="2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2.997cm"/>
        </style:list-level-properties>
        <style:text-properties style:font-name="OpenSymbol"/>
      </text:list-level-style-bullet>
      <text:list-level-style-bullet text:level="3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4.244cm"/>
        </style:list-level-properties>
        <style:text-properties style:font-name="OpenSymbol"/>
      </text:list-level-style-bullet>
      <text:list-level-style-bullet text:level="4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5.491cm"/>
        </style:list-level-properties>
        <style:text-properties style:font-name="OpenSymbol"/>
      </text:list-level-style-bullet>
      <text:list-level-style-bullet text:level="5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6.738cm"/>
        </style:list-level-properties>
        <style:text-properties style:font-name="OpenSymbol"/>
      </text:list-level-style-bullet>
      <text:list-level-style-bullet text:level="6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7.985cm"/>
        </style:list-level-properties>
        <style:text-properties style:font-name="OpenSymbol"/>
      </text:list-level-style-bullet>
      <text:list-level-style-bullet text:level="7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9.232cm"/>
        </style:list-level-properties>
        <style:text-properties style:font-name="OpenSymbol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10.479cm"/>
        </style:list-level-properties>
        <style:text-properties style:font-name="OpenSymbol"/>
      </text:list-level-style-bullet>
      <text:list-level-style-bullet text:level="9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11.72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2:04:25.639000000</meta:creation-date>
    <dc:date>2016-05-31T12:04:46.997000000</dc:date>
    <meta:editing-duration>P0D</meta:editing-duration>
    <meta:editing-cycles>1</meta:editing-cycles>
    <meta:document-statistic meta:table-count="0" meta:image-count="0" meta:object-count="0" meta:page-count="5" meta:paragraph-count="83" meta:word-count="612" meta:character-count="4847" meta:non-whitespace-character-count="4326"/>
    <meta:generator>LibreOffice/4.2.0.4$Windows_x86 LibreOffice_project/05dceb5d363845f2cf968344d7adab8dcfb2ba71</meta:generator>
  </office:meta>
</office:document-meta>
</file>